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Yu Gothic Light" svg:font-family="'Yu Gothic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ubtitle">
      <style:text-properties style:font-name="Liberation Serif" fo:font-size="14pt" fo:language="en" fo:country="GB" style:font-size-asian="14pt" style:font-size-complex="14pt"/>
    </style:style>
    <style:style style:name="T1" style:family="text">
      <style:text-properties fo:font-variant="normal" fo:text-transform="none" fo:color="#000000" style:font-name="Liberation Serif" fo:font-size="14pt" fo:letter-spacing="normal" fo:language="en" fo:country="US" fo:font-style="normal" fo:font-weight="normal" style:font-name-asian="Yu Gothic Light" style:font-size-asian="14pt" style:font-weight-asian="normal" style:font-size-complex="14pt" style:font-weight-complex="normal"/>
    </style:style>
    <style:style style:name="T2" style:family="text">
      <style:text-properties fo:language="en" fo:country="US" style:font-name-asian="Yu Gothic Ligh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Default_20_Paragraph_20_Font"><text:span text:style-name="T2">SNPs Selection</text:span></text:span></text:p>
      <text:p text:style-name="P2">First, we calculate the correlation of SNPs and divide them into two categories the low correlation and the high correlation category. Correlation is a metric that shows us the dependence of two variables. Correlation formula of two SNPs is defined as <text:s/>COR(X,Y) = COV(X,Y) / VAR(X)*VAR(Y) =<draw:frame draw:style-name="fr1" draw:name="Αντικείμενο1" text:anchor-type="as-char" svg:y="-0.801cm" svg:width="6.976cm" svg:height="1.22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. <text:s/>In low correlation, belong SNPs which do not have correlation equal or higher to 0.7 with no one SNP. The rest of SNPs belong to high correlation category. Properties os Correlation:</text:p>
      <text:p text:style-name="P2"/>
      <text:list xml:id="list8695185187785919750" text:style-name="L1">
        <text:list-item>
          <text:p text:style-name="P3"><draw:frame draw:style-name="fr1" draw:name="Αντικείμενο41" text:anchor-type="as-char" svg:y="-0.377cm" svg:width="3.621cm" svg:height="0.48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4">COR(X,Y) = COR(Y,X)</text:p>
        </text:list-item>
        <text:list-item>
          <text:p text:style-name="P5">COR(X,X) = 1</text:p>
          <text:p text:style-name="P1"><text:span text:style-name="Default_20_Paragraph_20_Font"><text:span text:style-name="T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Yu Gothic Light" svg:font-family="'Yu Gothic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loext:contextual-spacing="false" fo:margin-top="0cm" fo:margin-bottom="0.106cm" fo:line-height="150%" fo:text-align="justify" style:justify-single-word="false" fo:hyphenation-ladder-count="no-limit"/>
      <style:text-properties style:font-name="Cambria" fo:font-size="11pt" fo:language="el" fo:country="GR" style:font-name-asian="Times New Roman" style:font-size-asian="11pt" style:font-name-complex="Times New Roman" style:font-size-complex="10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loext:contextual-spacing="false" fo:margin-top="0cm" fo:margin-bottom="0.282cm" fo:hyphenation-ladder-count="no-limit"/>
      <style:text-properties fo:color="#5a5a5a" style:font-name="Calibri" fo:letter-spacing="0.026cm" style:font-name-asian="Yu Mincho" style:font-name-complex="Arial" style:font-size-complex="11pt" fo:hyphenate="false" fo:hyphenation-remain-char-count="0" fo:hyphenation-push-char-count="0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4T15:26:57.18</meta:creation-date>
    <meta:document-statistic meta:table-count="0" meta:image-count="0" meta:object-count="2" meta:page-count="1" meta:paragraph-count="5" meta:word-count="90" meta:character-count="526"/>
    <dc:date>2017-10-24T15:27:43.24</dc:date>
    <meta:editing-duration>PT46S</meta:editing-duration>
    <meta:editing-cycles>1</meta:editing-cycles>
    <meta:generator>OpenOffice/4.1.3$Win32 OpenOffice.org_project/413m1$Build-9783</meta:generator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¯</mo>
              </mover>
            </mrow>
          </mrow>
          <mo fence="true" stretchy="false">)</mo>
        </mrow>
      </mrow>
      <mrow>
        <mrow>
          <mo fence="true" stretchy="false">(</mo>
          <mrow>
            <mrow>
              <msub>
                <mi>y</mi>
                <mi>i</mi>
              </msub>
              <mo stretchy="false">−</mo>
              <mover accent="true">
                <mi>y</mi>
                <mo stretchy="false">¯</mo>
              </mover>
            </mrow>
          </mrow>
          <mo fence="true" stretchy="false">)</mo>
        </mrow>
        <mo stretchy="false">/</mo>
        <msqrt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</mrow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over accent="true">
                      <mi>y</mi>
                      <mo stretchy="false">¯</mo>
                    </mover>
                  </mrow>
                </mrow>
                <mo fence="true" stretchy="false">)</mo>
              </mrow>
              <mn>2</mn>
            </msup>
          </mrow>
        </msqrt>
      </mrow>
    </mrow>
    <annotation encoding="StarMath 5.0">sum from {i = 1} to { n }  (x_{ i } -  bar x) (y_{ i } -  bar y) / sqrt{ sum from {i = 1} to { n }  (x_{ i } -  bar x)^2 (y_{ i } -  bar y)^2 }</annotation>
  </semantics>
</math>
</file>

<file path=Object 2/content.xml><?xml version="1.0" encoding="utf-8"?>
<math xmlns="http://www.w3.org/1998/Math/MathML" display="block">
  <semantics>
    <mrow>
      <mrow>
        <mrow>
          <mo stretchy="false">−</mo>
          <mn>1</mn>
        </mrow>
        <mo stretchy="false">≤</mo>
        <mi mathvariant="italic">COR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≤</mo>
        <mn>1</mn>
      </mrow>
    </mrow>
    <annotation encoding="StarMath 5.0">-1&lt;= COR( X,Y ) &lt;= 1
</annotation>
  </semantics>
</math>
</file>